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Pictures/10000000000004B0000002585BC49250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graphics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Pictures/10000000000001230000019E07C377E9.png" manifest:media-type="image/png"/>
  <manifest:file-entry manifest:full-path="Object 2/style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graphics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LIVEOIL" svg:font-family="OLIVEOIL"/>
    <style:font-face style:name="OzHandicraft BT" svg:font-family="'OzHandicraft BT'"/>
    <style:font-face style:name="Palatino Linotype" svg:font-family="'Palatino Linotype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officeooo:paragraph-rsid="0005c0b7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officeooo:paragraph-rsid="000a0229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font-name="OLIVEOIL" fo:font-size="12pt" style:font-name-asian="OLIVEOIL" style:font-size-asian="12pt" style:font-name-complex="OLIVEOIL" style:font-size-complex="12pt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font-name="OLIVEOIL" fo:font-size="12pt" fo:font-weight="bold" style:font-name-asian="OLIVEOIL" style:font-size-asian="12pt" style:font-weight-asian="bold" style:font-name-complex="OLIVEOIL" style:font-size-complex="12pt" style:font-weight-complex="bold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/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font-name="OzHandicraft BT" fo:font-size="16pt" officeooo:paragraph-rsid="0005c0b7" style:font-name-asian="OzHandicraft BT" style:font-size-asian="16pt" style:font-name-complex="OzHandicraft BT" style:font-size-complex="16pt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font-name="OzHandicraft BT" fo:font-size="16pt" officeooo:rsid="000b3a98" officeooo:paragraph-rsid="000b3a98" style:font-name-asian="OzHandicraft BT" style:font-size-asian="16pt" style:font-name-complex="OzHandicraft BT" style:font-size-complex="16pt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font-name="OzHandicraft BT" fo:font-size="14pt" style:font-name-asian="OzHandicraft BT" style:font-size-asian="14pt" style:font-name-complex="OzHandicraft BT" style:font-size-complex="14pt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0f7bde" style:font-name-asian="OzHandicraft BT" style:font-size-asian="14pt" style:font-name-complex="OzHandicraft BT" style:font-size-complex="14pt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font-size="16pt" officeooo:paragraph-rsid="0005c0b7" style:font-size-asian="16pt" style:font-size-complex="16pt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5.08cm" style:auto-text-indent="false"/>
      <style:text-properties fo:color="#000000" style:font-name="OLIVEOIL" fo:font-size="12pt" style:font-name-asian="OLIVEOIL" style:font-size-asian="12pt" style:font-name-complex="OLIVEOIL" style:font-size-complex="12pt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2.54cm" style:auto-text-indent="false"/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1.27cm" style:auto-text-indent="false"/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P16" style:family="paragraph" style:parent-style-name="Standard" style:master-page-name="Page_20_Style_20_1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/>
      <style:text-properties fo:color="#000000" style:font-name="OLIVEOIL" fo:font-size="12pt" style:font-name-asian="OLIVEOIL" style:font-size-asian="12pt" style:font-name-complex="OLIVEOIL" style:font-size-complex="12pt"/>
    </style:style>
    <style:style style:name="P17" style:family="paragraph">
      <style:paragraph-properties fo:text-align="center"/>
    </style:style>
    <style:style style:name="T1" style:family="text">
      <style:text-properties fo:color="#000000" style:font-name="OLIVEOIL" fo:font-size="12pt" style:font-name-asian="OLIVEOIL" style:font-size-asian="12pt" style:font-name-complex="OLIVEOIL" style:font-size-complex="12pt"/>
    </style:style>
    <style:style style:name="T2" style:family="text">
      <style:text-properties fo:color="#000000" style:font-name="OLIVEOIL" fo:font-size="16pt" style:font-name-asian="OLIVEOIL" style:font-size-asian="16pt" style:font-name-complex="OLIVEOIL" style:font-size-complex="16pt"/>
    </style:style>
    <style:style style:name="T3" style:family="text">
      <style:text-properties fo:color="#000000" style:font-name="OLIVEOIL" fo:font-size="16pt" officeooo:rsid="0013363d" style:font-name-asian="OLIVEOIL" style:font-size-asian="16pt" style:font-name-complex="OLIVEOIL" style:font-size-complex="16pt"/>
    </style:style>
    <style:style style:name="T4" style:family="text">
      <style:text-properties fo:color="#000000" style:font-name="OLIVEOIL" fo:font-size="14pt" style:font-name-asian="OLIVEOIL" style:font-size-asian="14pt" style:font-name-complex="OLIVEOIL" style:font-size-complex="14pt"/>
    </style:style>
    <style:style style:name="T5" style:family="text"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T6" style:family="text">
      <style:text-properties fo:color="#000000" style:font-name="OzHandicraft BT" fo:font-size="16pt" officeooo:rsid="000a0229" style:font-name-asian="OzHandicraft BT" style:font-size-asian="16pt" style:font-name-complex="OzHandicraft BT" style:font-size-complex="16pt"/>
    </style:style>
    <style:style style:name="T7" style:family="text">
      <style:text-properties fo:color="#000000" style:font-name="OzHandicraft BT" fo:font-size="16pt" style:text-underline-style="solid" style:text-underline-width="auto" style:text-underline-color="font-color" style:font-name-asian="OzHandicraft BT" style:font-size-asian="16pt" style:font-name-complex="OzHandicraft BT" style:font-size-complex="16pt"/>
    </style:style>
    <style:style style:name="T8" style:family="text">
      <style:text-properties fo:color="#000000" style:font-name="OzHandicraft BT" fo:font-size="14pt" style:font-name-asian="OzHandicraft BT" style:font-size-asian="14pt" style:font-name-complex="OzHandicraft BT" style:font-size-complex="14pt"/>
    </style:style>
    <style:style style:name="T9" style:family="text">
      <style:text-properties fo:color="#000000" style:font-name="Palatino Linotype" fo:font-size="16pt" style:font-name-asian="Palatino Linotype" style:font-size-asian="16pt" style:font-name-complex="Palatino Linotype" style:font-size-complex="16pt"/>
    </style:style>
    <style:style style:name="T10" style:family="text">
      <style:text-properties officeooo:rsid="000a0229"/>
    </style:style>
    <style:style style:name="T11" style:family="text">
      <style:text-properties officeooo:rsid="000b3a98"/>
    </style:style>
    <style:style style:name="T12" style:family="text">
      <style:text-properties fo:font-size="16pt" officeooo:rsid="000b3a98" style:font-size-asian="16pt" style:font-size-complex="16pt"/>
    </style:style>
    <style:style style:name="T13" style:family="text">
      <style:text-properties officeooo:rsid="000c89e0"/>
    </style:style>
    <style:style style:name="T14" style:family="text">
      <style:text-properties officeooo:rsid="000df0f6"/>
    </style:style>
    <style:style style:name="T15" style:family="text">
      <style:text-properties officeooo:rsid="000e40d0"/>
    </style:style>
    <style:style style:name="T16" style:family="text">
      <style:text-properties officeooo:rsid="00106606"/>
    </style:style>
    <style:style style:name="T17" style:family="text">
      <style:text-properties officeooo:rsid="001126b9"/>
    </style:style>
    <style:style style:name="T18" style:family="text">
      <style:text-properties officeooo:rsid="00114c49"/>
    </style:style>
    <style:style style:name="T19" style:family="text">
      <style:text-properties officeooo:rsid="0013363d"/>
    </style:style>
    <style:style style:name="T20" style:family="text">
      <style:text-properties officeooo:rsid="001527b6"/>
    </style:style>
    <style:style style:name="T21" style:family="text">
      <style:text-properties officeooo:rsid="00156d00"/>
    </style:style>
    <style:style style:name="T22" style:family="text">
      <style:text-properties officeooo:rsid="001769fb"/>
    </style:style>
    <style:style style:name="fr1" style:family="graphic" style:parent-style-name="GraphicFrame_5f_0">
      <style:graphic-properties style:vertical-pos="from-top" style:vertical-rel="page" style:horizontal-pos="from-left" style:horizontal-rel="page-content" draw:ole-draw-aspect="1"/>
    </style:style>
    <style:style style:name="fr2" style:family="graphic" style:parent-style-name="GraphicFrame_5f_1">
      <style:graphic-properties style:vertical-pos="from-top" style:vertical-rel="page" style:horizontal-pos="from-left" style:horizontal-rel="page-end-margin" draw:ole-draw-aspect="1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draw:frame draw:style-name="fr1" draw:name="Object0" text:anchor-type="paragraph" svg:x="6.35cm" svg:y="0.953cm" svg:width="6.108cm" svg:height="3.357cm" draw:z-index="0"><draw:object xlink:href="./Object 1" xlink:type="simple" xlink:show="embed" xlink:actuate="onLoad"/><draw:image xlink:href="./ObjectReplacements/Object 1" xlink:type="simple" xlink:show="embed" xlink:actuate="onLoad"/></draw:frame><text:tab/><text:tab/><text:tab/><text:tab/><text:tab/></text:p>
      <text:p text:style-name="P4"/>
      <text:p text:style-name="P4"/>
      <text:p text:style-name="P4"/>
      <text:p text:style-name="P4"/>
      <text:p text:style-name="P13"/>
      <text:p text:style-name="P4"/>
      <text:p text:style-name="P4"/>
      <text:p text:style-name="P6"/>
      <text:p text:style-name="P7"><draw:frame draw:style-name="fr2" draw:name="Object1" text:anchor-type="paragraph" svg:x="-7.696cm" svg:y="6.454cm" svg:width="6.279cm" svg:height="11.294cm" draw:z-index="1"><draw:object xlink:href="./Object 2" xlink:type="simple" xlink:show="embed" xlink:actuate="onLoad"/><draw:image xlink:href="./ObjectReplacements/Object 2" xlink:type="simple" xlink:show="embed" xlink:actuate="onLoad"/></draw:frame>Beer Name: <text:s text:c="3"/><text:span text:style-name="T10">Blackberry Porter</text:span> <text:s text:c="64"/></text:p>
      <text:p text:style-name="P3"><text:span text:style-name="T5">Brew Date: <text:s text:c="4"/></text:span><text:span text:style-name="T6">Dec 20'15</text:span></text:p>
      <text:p text:style-name="P3"><text:span text:style-name="T5">Batch Size:</text:span><text:span text:style-name="T9"> 10 gal</text:span><text:span text:style-name="T5"><text:tab/><text:tab/><text:tab/></text:span></text:p>
      <text:p text:style-name="P1"><text:span text:style-name="T5">Target OG/◦P:</text:span><text:span text:style-name="T2"><text:tab/></text:span><text:span text:style-name="T3">1.067</text:span><text:span text:style-name="T2"> <text:s text:c="15"/><text:tab/><text:tab/><text:tab/><text:tab/></text:span><text:span text:style-name="T1"> <text:s/></text:span></text:p>
      <text:p text:style-name="P1"><draw:line text:anchor-type="paragraph" draw:z-index="2" draw:style-name="gr1" draw:text-style-name="P17" svg:x1="1.543cm" svg:y1="0.624cm" svg:x2="1.622cm" svg:y2="6.577cm"><text:p/></draw:line><draw:line text:anchor-type="paragraph" draw:z-index="4" draw:style-name="gr1" draw:text-style-name="P17" svg:x1="3.29cm" svg:y1="0.462cm" svg:x2="3.369cm" svg:y2="6.415cm"><text:p/></draw:line><text:span text:style-name="T7">Amnt lb/kg <text:s/>Ingredient <text:s text:c="12"/></text:span><text:span text:style-name="T5"><text:s text:c="2"/></text:span></text:p>
      <text:p text:style-name="P9">20 <text:s text:c="6"/># <text:s text:c="6"/>Pils</text:p>
      <text:p text:style-name="P9">2 <text:s text:c="8"/># <text:s text:c="6"/>Dark Munich</text:p>
      <text:p text:style-name="P9">1 <text:s text:c="8"/># <text:s text:c="6"/>Chocolate</text:p>
      <text:p text:style-name="P9">1 <text:s text:c="9"/># <text:s text:c="6"/>Black Patent</text:p>
      <text:p text:style-name="P9">2 <text:s text:c="9"/># <text:s text:c="6"/>Flaked Barley</text:p>
      <text:p text:style-name="P9">1.5 <text:s text:c="7"/># <text:s text:c="5"/>Wheat</text:p>
      <text:p text:style-name="P7"><text:s/>1 <text:s text:c="15"/>Tsp NaCl (mash)</text:p>
      <text:p text:style-name="P7">1 <text:s text:c="16"/>tsp <text:s/>NaCl(sparge)<text:tab/><text:tab/><text:tab/></text:p>
      <text:p text:style-name="P7">5 <text:s text:c="16"/>Tsp Sprchrg</text:p>
      <text:p text:style-name="P14"><draw:line text:anchor-type="paragraph" draw:z-index="3" draw:style-name="gr1" draw:text-style-name="P17" svg:x1="1.623cm" svg:y1="0.626cm" svg:x2="1.702cm" svg:y2="0.6cm"><text:p/></draw:line> <text:s text:c="4"/>Irish Moss</text:p>
      <text:p text:style-name="P15"><text:s text:c="13"/>Nottingham Yeast</text:p>
      <text:p text:style-name="P7"/>
      <text:p text:style-name="P7"/>
      <text:p text:style-name="P7"/>
      <text:p text:style-name="P7"><draw:line text:anchor-type="paragraph" draw:z-index="6" draw:style-name="gr1" draw:text-style-name="P17" svg:x1="7.497cm" svg:y1="0.564cm" svg:x2="7.576cm" svg:y2="4.004cm"><text:p/></draw:line>Qt <text:s/>oz/g <text:s text:c="2"/>Hop/Seasoning <text:s text:c="14"/><text:span text:style-name="T11">Time</text:span></text:p>
      <text:p text:style-name="P8"><draw:line text:anchor-type="paragraph" draw:z-index="5" draw:style-name="gr1" draw:text-style-name="P17" svg:x1="2.549cm" svg:y1="0.012cm" svg:x2="2.628cm" svg:y2="3.452cm"><text:p/></draw:line> <text:span text:style-name="T11">2 <text:s text:c="3"/>oz <text:s text:c="5"/>NB <text:s text:c="22"/>90 min</text:span></text:p>
      <text:p text:style-name="P2"><text:s/><text:span text:style-name="T12">2 <text:s text:c="8"/>oz <text:s text:c="12"/>Cascade <text:s text:c="32"/>10 min</text:span></text:p>
      <text:p text:style-name="P12"><text:s/><text:span text:style-name="T11">2 <text:s text:c="9"/>oz <text:s text:c="12"/>Cascade <text:s text:c="32"/>1 min <text:s/></text:span></text:p>
      <text:p text:style-name="P2"/>
      <text:p text:style-name="P2"/>
      <text:p text:style-name="P2"><text:span text:style-name="T5"><text:s text:c="807"/></text:span><text:span text:style-name="T8">Stage <text:s text:c="13"/>Date <text:s text:c="17"/></text:span></text:p>
      <text:p text:style-name="P10">Primary: <text:span text:style-name="T22">Dec 20'15</text:span></text:p>
      <text:p text:style-name="P10">Racked:<text:tab/><text:tab/><text:tab/><text:tab/><text:tab/><text:tab/></text:p>
      <text:p text:style-name="P10">Racked:</text:p>
      <text:p text:style-name="P10">Bottled:<text:span text:style-name="T22">Jan 10'16 6x 1l</text:span><text:tab/><text:tab/><text:tab/><text:tab/><text:tab/><text:tab/></text:p>
      <text:p text:style-name="P10">Kegged: <text:span text:style-name="T22">Jan 10'16 2x 5 gal</text:span></text:p>
      <text:p text:style-name="P10">Re-Kegged:</text:p>
      <text:p text:style-name="P1"><text:span text:style-name="T8">Purged:</text:span><text:span text:style-name="T4"><text:tab/><text:tab/><text:tab/><text:tab/><text:tab/><text:tab/>Charged:</text:span></text:p>
      <text:p text:style-name="P10"><text:soft-page-break/></text:p>
      <text:p text:style-name="P10"/>
      <text:p text:style-name="P10"/>
      <text:p text:style-name="P10"/>
      <text:p text:style-name="P10"><draw:frame draw:style-name="fr3" draw:name="Object2" text:anchor-type="paragraph" svg:x="6.177cm" svg:y="0cm" svg:width="14.101cm" svg:height="9.999cm" draw:z-index="7"><draw:object xlink:href="./Object 3" xlink:type="simple" xlink:show="embed" xlink:actuate="onLoad"/><draw:image xlink:href="./ObjectReplacements/Object 3" xlink:type="simple" xlink:show="embed" xlink:actuate="onLoad"/></draw:frame></text:p>
      <text:p text:style-name="P10"/>
      <text:p text:style-name="P10">Start Time:<text:span text:style-name="T13">6:45</text:span></text:p>
      <text:p text:style-name="P10">Fill mash tun:<text:tab/><text:span text:style-name="T13">Sat</text:span></text:p>
      <text:p text:style-name="P11">Fill sparge kettle: <text:span text:style-name="T13">Sat</text:span></text:p>
      <text:p text:style-name="P11">Fire burners: <text:span text:style-name="T13">6:45</text:span>am</text:p>
      <text:p text:style-name="P10">Heat Mash Tun : Target Temp: 160 <text:s text:c="4"/></text:p>
      <text:p text:style-name="P10">Heat Sparge Kettle: Target Temp: 160</text:p>
      <text:p text:style-name="P10">Target Temp (Mash): 154</text:p>
      <text:p text:style-name="P10">Grind grain: <text:s text:c="3"/><text:span text:style-name="T13">7:45</text:span></text:p>
      <text:p text:style-name="P10">sparge temp:<text:span text:style-name="T14">159</text:span></text:p>
      <text:p text:style-name="P10">Strike Temp: <text:span text:style-name="T14">154</text:span></text:p>
      <text:p text:style-name="P10">pump temp: <text:s/></text:p>
      <text:p text:style-name="P10">Mash in: <text:span text:style-name="T14">148</text:span></text:p>
      <text:p text:style-name="P10">Temp: </text:p>
      <text:p text:style-name="P10">Raise/Lower Temp:</text:p>
      <text:p text:style-name="P10">Heat On : <text:s text:c="8"/>Heat Off: <text:s text:c="7"/></text:p>
      <text:p text:style-name="P10">Mash: Duration: <text:s/><text:span text:style-name="T14">90</text:span> <text:s text:c="5"/>minutes <text:s text:c="7"/></text:p>
      <text:p text:style-name="P10">Start: <text:s text:c="3"/><text:span text:style-name="T14">8:18</text:span> <text:s text:c="15"/>Finish:<text:span text:style-name="T14">9:48</text:span></text:p>
      <text:p text:style-name="P10">Heat (to deactivate enzymes)<text:tab/><text:tab/></text:p>
      <text:p text:style-name="P10">Target Temp: 168 <text:s text:c="2"/>Start: <text:s/><text:span text:style-name="T15">9:48</text:span> <text:s text:c="4"/><text:span text:style-name="T21">ran out of propane/change tanks</text:span></text:p>
      <text:p text:style-name="P10">Finish: <text:s text:c="2"/><text:span text:style-name="T15">10:13</text:span></text:p>
      <text:p text:style-name="P10">Heat Sparge H20 (Target175◦) <text:s text:c="7"/></text:p>
      <text:p text:style-name="P10">Sparge: Start: <text:span text:style-name="T15">10:15</text:span> </text:p>
      <text:p text:style-name="P10">Finish:<text:span text:style-name="T16">10:55</text:span></text:p>
      <text:p text:style-name="P10">Wort collected: <text:s/><text:span text:style-name="T16">14qts + kettle</text:span> </text:p>
      <text:p text:style-name="P10">Boil : Burner On: <text:s/></text:p>
      <text:p text:style-name="P10">Rolling Boil: <text:s text:c="3"/><text:span text:style-name="T17">11:10</text:span></text:p>
      <text:p text:style-name="P10">Hops In: <text:s text:c="3"/><text:span text:style-name="T17">11:20</text:span> <text:s text:c="18"/>Hops In: <text:s/><text:span text:style-name="T17">12:40</text:span> <text:s text:c="4"/></text:p>
      <text:p text:style-name="P10">Hops in : <text:span text:style-name="T17">12:49</text:span></text:p>
      <text:p text:style-name="P10">Duration: 90 min <text:s/>Start: <text:s/><text:span text:style-name="T17">11:20</text:span></text:p>
      <text:p text:style-name="P10">Finish: <text:s text:c="2"/><text:span text:style-name="T17">12:50</text:span> <text:s text:c="3"/></text:p>
      <text:p text:style-name="P10">Burner Off: </text:p>
      <text:p text:style-name="P10">Rest 15 min <text:s text:c="7"/></text:p>
      <text:p text:style-name="P10">Pump and chill: <text:s text:c="4"/></text:p>
      <text:p text:style-name="P10">Start: <text:s text:c="2"/><text:span text:style-name="T19">1:05</text:span> <text:s text:c="16"/>Finish: <text:s text:c="5"/></text:p>
      <text:p text:style-name="P10">OG : <text:s text:c="2"/><text:span text:style-name="T20">1.062-1.064</text:span></text:p>
      <text:p text:style-name="P10">Yeast: Nottingham (Lallemand) <text:s/></text:p>
      <text:p text:style-name="P10">Irish Moss</text:p>
      <text:p text:style-name="P5"/>
      <text:p text:style-name="P5">Notes: <text:span text:style-name="T18">sparge and mash oveheated/ forgot to turn bottom burner off</text:span></text:p>
      <text:p text:style-name="P5"><text:soft-page-break/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LIVEOIL" svg:font-family="OLIVEOIL"/>
    <style:font-face style:name="OzHandicraft BT" svg:font-family="'OzHandicraft BT'"/>
    <style:font-face style:name="Palatino Linotype" svg:font-family="'Palatino Linotype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GraphicFrame_5f_0" style:display-name="GraphicFrame_0" style:family="graphic">
      <style:graphic-properties svg:width="6.108cm" svg:height="3.357cm" text:anchor-type="paragraph" svg:x="6.35cm" svg:y="0.953cm" style:vertical-pos="from-top" style:vertical-rel="paragraph-content" style:horizontal-pos="from-left" style:horizontal-rel="paragraph-content"/>
    </style:style>
    <style:style style:name="GraphicFrame_5f_1" style:display-name="GraphicFrame_1" style:family="graphic">
      <style:graphic-properties svg:width="6.279cm" svg:height="11.294cm" text:anchor-type="paragraph" svg:x="-7.696cm" svg:y="6.454cm" style:vertical-pos="from-top" style:vertical-rel="paragraph-content" style:horizontal-pos="from-left" style:horizontal-rel="paragraph-conten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318cm" fo:margin-bottom="0.635cm" fo:margin-left="0.639cm" fo:margin-right="0.635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6-01-10T09:15:34.346664923</dc:date>
    <meta:editing-duration>PT4H38M38S</meta:editing-duration>
    <meta:editing-cycles>10</meta:editing-cycles>
    <meta:document-statistic meta:table-count="0" meta:image-count="0" meta:object-count="3" meta:page-count="3" meta:paragraph-count="67" meta:word-count="233" meta:character-count="2717" meta:non-whitespace-character-count="110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hadow="hidden" style:mirror="none"/>
    </style:style>
  </office:automatic-styles>
  <office:body>
    <office:drawing>
      <draw:page draw:name="page1" draw:style-name="dp1" draw:master-page-name="Default">
        <draw:frame draw:style-name="gr1" draw:layer="layout" svg:width="15.317cm" svg:height="7.658cm" svg:x="0cm" svg:y="0cm">
          <draw:image xlink:href="Pictures/10000000000004B0000002585BC49250.png" xlink:type="simple" xlink:show="embed" xlink:actuate="onLoad">
            <text:p/>
          </draw:image>
        </draw:fram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317cm" fo:page-height="7.65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hadow="hidden" style:mirror="none"/>
    </style:style>
  </office:automatic-styles>
  <office:body>
    <office:drawing>
      <draw:page draw:name="page1" draw:style-name="dp1" draw:master-page-name="Default">
        <draw:frame draw:style-name="gr1" draw:layer="layout" svg:width="8.035cm" svg:height="11.392cm" svg:x="0cm" svg:y="0.002cm">
          <draw:image xlink:href="Pictures/10000000000001230000019E07C377E9.png" xlink:type="simple" xlink:show="embed" xlink:actuate="onLoad">
            <text:p/>
          </draw:image>
        </draw:frame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.035cm" fo:page-height="11.3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CA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4.1cm" svg:height="9.999cm" xlink:href="." xlink:type="simple" chart:class="chart:line" chart:style-name="ch1">
        <chart:title svg:x="4.175cm" svg:y="0.335cm" chart:style-name="ch2">
          <text:p>Blackberry Porter Dec 20'15</text:p>
        </chart:title>
        <chart:legend chart:legend-position="end" svg:x="11.433cm" svg:y="4.202cm" style:legend-expansion="high" chart:style-name="ch3"/>
        <chart:plot-area chart:style-name="ch4" chart:data-source-has-labels="both" svg:x="1.293cm" svg:y="1.339cm" svg:width="9.858cm" svg:height="7.48cm">
          <chartooo:coordinate-region svg:x="2.444cm" svg:y="1.538cm" svg:width="8.707cm" svg:height="6.236cm"/>
          <chart:axis chart:dimension="x" chart:name="primary-x" chart:style-name="ch5" chartooo:axis-type="auto">
            <chartooo:date-scale/>
            <chart:title svg:x="5.86cm" svg:y="9.018cm" chart:style-name="ch6">
              <text:p>time</text:p>
            </chart:title>
            <chart:categories table:cell-range-address="local-table.$A$2:.$A$19"/>
          </chart:axis>
          <chart:axis chart:dimension="y" chart:name="primary-y" chart:style-name="ch7">
            <chart:title svg:x="0.451cm" svg:y="6.009cm" chart:style-name="ch8">
              <text:p>temperature</text:p>
            </chart:title>
            <chart:grid chart:style-name="ch9" chart:class="major"/>
          </chart:axis>
          <chart:series chart:style-name="ch10" chart:values-cell-range-address="local-table.$B$2:.$B$19" chart:label-cell-address="local-table.$B$1" chart:class="chart:line">
            <chart:data-point chart:repeated="18"/>
          </chart:series>
          <chart:series chart:style-name="ch11" chart:values-cell-range-address="local-table.$C$2:.$C$19" chart:label-cell-address="local-table.$C$1" chart:class="chart:line">
            <chart:data-point chart:repeated="18"/>
          </chart:series>
          <chart:series chart:style-name="ch12" chart:values-cell-range-address="local-table.$D$2:.$D$19" chart:label-cell-address="local-table.$D$1" chart:class="chart:line">
            <chart:data-point chart:repeated="1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shton</text:p>
              </table:table-cell>
              <table:table-cell office:value-type="string">
                <text:p>sparge</text:p>
              </table:table-cell>
              <table:table-cell office:value-type="string">
                <text:p>pump</text:p>
              </table:table-cell>
            </table:table-row>
          </table:table-header-rows>
          <table:table-rows>
            <table:table-row>
              <table:table-cell office:value-type="string">
                <text:p>mashtun target</text:p>
              </table:table-cell>
              <table:table-cell office:value-type="float" office:value="154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parge target</text:p>
              </table:table-cell>
              <table:table-cell office:value-type="float" office:value="NaN">
                <text:p>NaN</text:p>
              </table:table-cell>
              <table:table-cell office:value-type="float" office:value="160">
                <text:p>1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ump target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0 (mash in)</text:p>
              </table:table-cell>
              <table:table-cell office:value-type="float" office:value="148">
                <text:p>148</text:p>
              </table:table-cell>
              <table:table-cell office:value-type="float" office:value="159">
                <text:p>159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0">
                <text:p>160</text:p>
              </table:table-cell>
              <table:table-cell office:value-type="float" office:value="162">
                <text:p>162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8">
                <text:p>158</text:p>
              </table:table-cell>
              <table:table-cell office:value-type="float" office:value="166">
                <text:p>166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4">
                <text:p>154</text:p>
              </table:table-cell>
              <table:table-cell office:value-type="float" office:value="164">
                <text:p>164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2">
                <text:p>152</text:p>
              </table:table-cell>
              <table:table-cell office:value-type="float" office:value="157">
                <text:p>157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4">
                <text:p>154</text:p>
              </table:table-cell>
              <table:table-cell office:value-type="float" office:value="159">
                <text:p>159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4">
                <text:p>154</text:p>
              </table:table-cell>
              <table:table-cell office:value-type="float" office:value="156">
                <text:p>156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54">
                <text:p>154</text:p>
              </table:table-cell>
              <table:table-cell office:value-type="float" office:value="158">
                <text:p>158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5">
                <text:p>155</text:p>
              </table:table-cell>
              <table:table-cell office:value-type="float" office:value="160">
                <text:p>160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55">
                <text:p>155</text:p>
              </table:table-cell>
              <table:table-cell office:value-type="float" office:value="158">
                <text:p>158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59">
                <text:p>159</text:p>
              </table:table-cell>
              <table:table-cell office:value-type="float" office:value="164">
                <text:p>164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63">
                <text:p>163</text:p>
              </table:table-cell>
              <table:table-cell office:value-type="float" office:value="165">
                <text:p>165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68">
                <text:p>168</text:p>
              </table:table-cell>
              <table:table-cell office:value-type="float" office:value="170">
                <text:p>17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